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847f3" officeooo:paragraph-rsid="00184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– Démonstration d’une identité remarquable</text:p>
      <text:p text:style-name="P1">Soient a et b des nombres</text:p>
      <text:p text:style-name="P1">1. Vérifier que l’identité remarquable (a+b)(a-b)=a²-b² est vraie pour plusieurs valeurs de a et de b.</text:p>
      <text:p text:style-name="P1">2. a) Montrer que (a+b)(a-b)=(a+b)a-(a+b)b</text:p>
      <text:p text:style-name="P1">b) Montrer que (a+b)(a-b)=a²-b² est vraie pour tous nombres a et 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0:20:28.189000000</meta:creation-date>
    <dc:date>2024-12-13T10:22:44.573000000</dc:date>
    <meta:editing-duration>PT2M18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5" meta:word-count="50" meta:character-count="287" meta:non-whitespace-character-count="247"/>
  </office:meta>
</office:document-meta>
</file>